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75cm"/>
    </style:style>
    <style:style style:name="gr2" style:family="graphic" style:parent-style-name="standard">
      <style:graphic-properties draw:stroke="solid" svg:stroke-color="#000000" draw:fill="none" draw:fill-color="#ffffff" fo:min-height="5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06cm" fo:min-width="2.188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632cm"/>
    </style:style>
    <style:style style:name="gr6" style:family="graphic" style:parent-style-name="standard">
      <style:graphic-properties draw:textarea-horizontal-align="justify" draw:textarea-vertical-align="middle" draw:auto-grow-height="false" fo:min-height="1.236cm" fo:min-width="1.48cm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2.33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0.6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0.8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1.8cm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cm" svg:height="4cm" svg:x="3.1cm" svg:y="1.9cm">
          <draw:text-box>
            <text:p/>
            <text:p><text:tab/>Client</text:p>
          </draw:text-box>
        </draw:frame>
        <draw:frame draw:style-name="gr1" draw:text-style-name="P1" draw:layer="layout" svg:width="5.3cm" svg:height="4cm" svg:x="20.4cm" svg:y="1.2cm">
          <draw:text-box>
            <text:p/>
            <text:p><text:tab/>Produit</text:p>
          </draw:text-box>
        </draw:frame>
        <draw:frame draw:style-name="gr1" draw:text-style-name="P1" draw:layer="layout" svg:width="4.6cm" svg:height="4cm" svg:x="2.9cm" svg:y="11.8cm">
          <draw:text-box>
            <text:p/>
            <text:p><text:tab/>Facture</text:p>
          </draw:text-box>
        </draw:frame>
        <draw:frame draw:style-name="gr2" draw:text-style-name="P1" draw:layer="layout" svg:width="6.7cm" svg:height="5.5cm" svg:x="11.1cm" svg:y="8.8cm">
          <draw:text-box>
            <text:p/>
            <text:p><text:tab/>Commande</text:p>
          </draw:text-box>
        </draw:frame>
        <draw:frame draw:style-name="gr1" draw:text-style-name="P1" draw:layer="layout" svg:width="4.6cm" svg:height="4cm" svg:x="23.7cm" svg:y="10.8cm">
          <draw:text-box>
            <text:p/>
            <text:p><text:tab/>Ligne</text:p>
          </draw:text-box>
        </draw:frame>
        <draw:line draw:style-name="gr3" draw:text-style-name="P2" draw:layer="layout" svg:x1="7.7cm" svg:y1="5.3cm" svg:x2="12.8cm" svg:y2="8.8cm">
          <text:p/>
        </draw:line>
        <draw:custom-shape draw:style-name="gr4" draw:text-style-name="P3" draw:layer="layout" svg:width="3.8cm" svg:height="2.2cm" svg:x="8.7cm" svg:y="5.6cm">
          <text:p text:style-name="P3">Effect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cm" svg:y1="11.8cm" svg:x2="7.5cm" svg:y2="12.5cm">
          <text:p/>
        </draw:line>
        <draw:custom-shape draw:style-name="gr5" draw:text-style-name="P3" draw:layer="layout" svg:width="1.6cm" svg:height="1cm" svg:x="8.6cm" svg:y="11.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3.7cm" svg:y1="12.3cm" svg:x2="17.8cm" svg:y2="10.7cm">
          <text:p/>
        </draw:line>
        <draw:line draw:style-name="gr3" draw:text-style-name="P2" draw:layer="layout" svg:x1="23.9cm" svg:y1="5.2cm" svg:x2="26cm" svg:y2="10.8cm">
          <text:p/>
        </draw:line>
        <draw:custom-shape draw:style-name="gr6" draw:text-style-name="P3" draw:layer="layout" svg:width="2.8cm" svg:height="2.1cm" svg:x="19.5cm" svg:y="10.7cm">
          <text:p text:style-name="P3">aj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cm" svg:height="2.3cm" svg:x="23cm" svg:y="7cm">
          <text:p text:style-name="P3">ajo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5cm" svg:height="0.7cm" svg:x="7.8cm" svg:y="4.7cm">
          <text:p text:style-name="P3">1..n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6cm" svg:height="0.7cm" svg:x="12.4cm" svg:y="8cm">
          <text:p text:style-name="P3">1..1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4cm" svg:height="1cm" svg:x="7.6cm" svg:y="12.9cm">
          <text:p text:style-name="P3">1..1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1cm" svg:height="0.6cm" svg:x="10cm" svg:y="10.7cm">
          <text:p text:style-name="P3">1..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cm" svg:height="1cm" svg:x="17.9cm" svg:y="9.8cm">
          <text:p text:style-name="P3">1..n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cm" svg:height="1cm" svg:x="22.3cm" svg:y="12.4cm">
          <text:p text:style-name="P3">1..1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3cm" svg:height="1.1cm" svg:x="21.7cm" svg:y="5.3cm">
          <text:p text:style-name="P3">1..n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3cm" svg:height="0.9cm" svg:x="24.7cm" svg:y="9.7cm">
          <text:p text:style-name="P3">1..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0:47:00.336436562</meta:creation-date>
    <dc:date>2018-07-24T11:09:56.049578456</dc:date>
    <meta:editing-duration>PT2M15S</meta:editing-duration>
    <meta:editing-cycles>1</meta:editing-cycles>
    <meta:document-statistic meta:object-count="21"/>
    <meta:generator>LibreOffice/6.0.3.2$Linux_X86_64 LibreOffice_project/00m0$Build-2</meta:generator>
  </office:meta>
</office:document-meta>
</file>